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en" fo:country="US" officeooo:rsid="00019b4c" officeooo:paragraph-rsid="00019b4c"/>
    </style:style>
    <style:style style:name="P2" style:family="paragraph" style:parent-style-name="Text_20_body">
      <style:paragraph-properties fo:text-align="start" style:justify-single-word="false"/>
      <style:text-properties fo:language="en" fo:country="US" officeooo:rsid="0001e0e6" officeooo:paragraph-rsid="0001e0e6"/>
    </style:style>
    <style:style style:name="P3" style:family="paragraph" style:parent-style-name="Text_20_body">
      <style:paragraph-properties fo:text-align="start" style:justify-single-word="false"/>
      <style:text-properties fo:language="en" fo:country="US" officeooo:rsid="0001e0e6" officeooo:paragraph-rsid="000318a8"/>
    </style:style>
    <style:style style:name="P4" style:family="paragraph" style:parent-style-name="Text_20_body">
      <style:paragraph-properties fo:text-align="start" style:justify-single-word="false"/>
      <style:text-properties fo:language="ru" fo:country="RU" officeooo:rsid="00019b4c" officeooo:paragraph-rsid="00019b4c"/>
    </style:style>
    <style:style style:name="P5" style:family="paragraph" style:parent-style-name="Text_20_body">
      <style:paragraph-properties fo:text-align="start" style:justify-single-word="false"/>
      <style:text-properties fo:language="ru" fo:country="RU" officeooo:rsid="000318a8" officeooo:paragraph-rsid="000318a8"/>
    </style:style>
    <style:style style:name="P6" style:family="paragraph" style:parent-style-name="Heading_20_1">
      <style:paragraph-properties fo:text-align="center" style:justify-single-word="false"/>
      <style:text-properties fo:language="en" fo:country="US" officeooo:rsid="00019b4c" officeooo:paragraph-rsid="00019b4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e0e6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2cef6"/>
    </style:style>
    <style:style style:name="T5" style:family="text">
      <style:text-properties fo:language="ru" fo:country="RU" officeooo:rsid="000318a8"/>
    </style:style>
    <style:style style:name="T6" style:family="text">
      <style:text-properties officeooo:rsid="0001e0e6"/>
    </style:style>
    <style:style style:name="T7" style:family="text">
      <style:text-properties officeooo:rsid="0002cef6"/>
    </style:style>
    <style:style style:name="T8" style:family="text">
      <style:text-properties officeooo:rsid="000318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pring mvc</text:h>
      <text:p text:style-name="P4">Набор инструментов для быстрой разработки приложений в стиле <text:span text:style-name="T1">mvc</text:span></text:p>
      <text:p text:style-name="P4"><text:span text:style-name="T1">DispatcherServlet (</text:span>ключевая фигура в <text:span text:style-name="T1">spring mvc) – </text:span><text:span text:style-name="T6">конфигурируется в </text:span><text:span text:style-name="T2">web.xml (</text:span><text:span text:style-name="T6">что ему передавать)</text:span></text:p>
      <text:p text:style-name="P4">Предназначен для диспетчеризации входящих запросов и перенаправления их в зарегестрированный обработчик.</text:p>
      <text:p text:style-name="P4"/>
      <text:p text:style-name="P1">Controller <text:span text:style-name="T3">основной обработчик запросов</text:span></text:p>
      <text:p text:style-name="P1">@Controller</text:p>
      <text:p text:style-name="P2">@RequestMapping(“/student”)</text:p>
      <text:p text:style-name="P2">class MyClass</text:p>
      <text:p text:style-name="P2"/>
      <text:p text:style-name="P2"><text:tab/>@RequestMapping(“/studentList”,<text:span text:style-name="T7">method=”POST”</text:span>); //<text:span text:style-name="T4">будет обрабатываться /</text:span><text:span text:style-name="T7">student/studentList</text:span><text:span text:style-name="T4">, по умолчанию метод гет (можно написать </text:span><text:span text:style-name="T7">PostMapping)</text:span></text:p>
      <text:p text:style-name="P2"><text:tab/>public String doSome() {</text:p>
      <text:p text:style-name="P2"><text:tab/>...</text:p>
      <text:p text:style-name="P2"><text:tab/>}</text:p>
      <text:p text:style-name="P2"/>
      <text:p text:style-name="P5">переменная в <text:span text:style-name="T1">url <text:s text:c="2"/>/student/john <text:s text:c="2"/>----→ student/{studName}</text:span></text:p>
      <text:p text:style-name="P5"><text:span text:style-name="T1">public String getStudent(@PathVariable studName)</text:span></text:p>
      <text:p text:style-name="P5"><text:span text:style-name="T1"/></text:p>
      <text:p text:style-name="P5">для определения <text:span text:style-name="T1">url </text:span>можно применять регулярные выражения</text:p>
      <text:p text:style-name="P3">@RequestMapping(<text:span text:style-name="T5">«регулярка»</text:span><text:span text:style-name="T8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08:56:54.630000000</meta:creation-date>
    <meta:generator>LibreOffice/5.2.2.2$Windows_x86 LibreOffice_project/8f96e87c890bf8fa77463cd4b640a2312823f3ad</meta:generator>
    <dc:date>2016-10-31T10:53:21.605000000</dc:date>
    <meta:editing-duration>PT1H4M15S</meta:editing-duration>
    <meta:editing-cycles>2</meta:editing-cycles>
    <meta:document-statistic meta:table-count="0" meta:image-count="0" meta:object-count="0" meta:page-count="1" meta:paragraph-count="16" meta:word-count="78" meta:character-count="731" meta:non-whitespace-character-count="661"/>
  </office:meta>
</office:document-meta>
</file>